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559cm" svg:height="2.028cm" draw:transform="rotate (0.00314159265358979) translate (8.868cm 6.084cm)">
          <text:p text:style-name="P1">z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9cm" svg:height="2.028cm" draw:transform="rotate (0.00314159265358979) translate (8.871cm 9.132cm)">
          <text:p text:style-name="P1">f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324cm" svg:height="2.028cm" draw:transform="rotate (0.00314159265358979) translate (14.069cm 9.125cm)">
          <text:p text:style-name="P1">fmc-fine-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9cm" svg:height="2.028cm" draw:transform="rotate (0.00314159265358979) translate (14.459cm 6.077cm)">
          <text:p text:style-name="P1">zi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.231cm" svg:y1="9.118cm" svg:x2="16.244cm" svg:y2="8.099cm" draw:start-shape="id1" draw:start-glue-point="0" draw:end-shape="id2" draw:end-glue-point="2" svg:d="M16231 9118l13-1019" svg:viewBox="0 0 14 1020">
          <text:p/>
        </draw:connector>
        <draw:connector draw:style-name="gr2" draw:text-style-name="P1" draw:layer="layout" draw:type="line" svg:x1="14.072cm" svg:y1="10.139cm" svg:x2="12.433cm" svg:y2="10.135cm" draw:start-shape="id1" draw:start-glue-point="3" draw:end-shape="id3" draw:end-glue-point="1" svg:d="M14072 10139l-1639-4" svg:viewBox="0 0 1640 5">
          <text:p/>
        </draw:connector>
        <draw:connector draw:style-name="gr2" draw:text-style-name="P1" draw:layer="layout" draw:type="line" svg:x1="10.653cm" svg:y1="8.106cm" svg:x2="10.65cm" svg:y2="9.126cm" draw:start-shape="id4" draw:start-glue-point="2" draw:end-shape="id3" draw:end-glue-point="0" svg:d="M10653 8106l-3 1020" svg:viewBox="0 0 4 10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1131 1131" svg:d="M0 564l564 567 567-567-567-564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1:00:06.589037753</meta:creation-date>
    <dc:date>2015-07-01T12:45:03.600944405</dc:date>
    <meta:editing-duration>PT58M8S</meta:editing-duration>
    <meta:editing-cycles>44</meta:editing-cycles>
    <meta:generator>LibreOffice/4.2.8.2$Linux_X86_64 LibreOffice_project/420m0$Build-2</meta:generator>
    <meta:document-statistic meta:object-count="7"/>
  </office:meta>
</office:document-meta>
</file>